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rsid="00c347ea" officeooo:paragraph-rsid="00c347ea"/>
    </style:style>
    <style:style style:name="P2" style:family="paragraph" style:parent-style-name="Standard">
      <style:text-properties fo:font-size="18pt" officeooo:rsid="00c6b366" officeooo:paragraph-rsid="00c6b366"/>
    </style:style>
    <style:style style:name="P3" style:family="paragraph" style:parent-style-name="Standard">
      <style:text-properties officeooo:paragraph-rsid="00c6b366"/>
    </style:style>
    <style:style style:name="P4" style:family="paragraph" style:parent-style-name="Standard">
      <style:text-properties officeooo:rsid="00c20b50" officeooo:paragraph-rsid="00c6b366"/>
    </style:style>
    <style:style style:name="P5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ad5dd9" officeooo:paragraph-rsid="00c347ea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8pt" officeooo:rsid="00c347ea"/>
    </style:style>
    <style:style style:name="T1" style:family="text">
      <style:text-properties officeooo:rsid="00cb405d"/>
    </style:style>
    <style:style style:name="T2" style:family="text">
      <style:text-properties style:font-name="Times New Roman" officeooo:rsid="006855d6" style:font-name-asian="Times New Roman" style:font-name-complex="Times New Roman"/>
    </style:style>
    <style:style style:name="T3" style:family="text">
      <style:text-properties officeooo:rsid="00c347ea"/>
    </style:style>
    <style:style style:name="T4" style:family="text">
      <style:text-properties fo:font-size="18pt" officeooo:rsid="00c6b36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Cercles </text:span><text:span text:style-name="T2">−</text:span><text:span text:style-name="T1"> Médiatrices</text:span></text:p>
      <text:p text:style-name="P6"/>
      <text:p text:style-name="P2">Cercles</text:p>
      <text:p text:style-name="P2">p170 : 27, 29, 30</text:p>
      <text:p text:style-name="P2">p171 : 35, 36, 38</text:p>
      <text:p text:style-name="P2">p173 : 51, 53</text:p>
      <text:p text:style-name="P2">p175 : 64, 65</text:p>
      <text:p text:style-name="P2">p177 : 74, 75</text:p>
      <text:p text:style-name="P1"/>
      <text:p text:style-name="P1"/>
      <text:p text:style-name="P3"><text:span text:style-name="T3">Médiatrices </text:span><text:span text:style-name="T4">avec c</text:span><text:span text:style-name="T3">onstructions à la règle et au compas</text:span></text:p>
      <text:p text:style-name="P2">p212 : 28</text:p>
      <text:p text:style-name="P2">p215 : 48, 50</text:p>
      <text:p text:style-name="P2">p217 : 58, 60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4H16M32S</meta:editing-duration>
    <meta:editing-cycles>155</meta:editing-cycles>
    <meta:generator>LibreOffice/7.3.7.2$Linux_X86_64 LibreOffice_project/30$Build-2</meta:generator>
    <meta:initial-creator>Véronique et Thibaud FONTANET</meta:initial-creator>
    <dc:date>2024-09-19T22:33:13.320151752</dc:date>
    <meta:print-date>2021-01-04T09:36:06.738044778</meta:print-date>
    <meta:document-statistic meta:table-count="0" meta:image-count="0" meta:object-count="0" meta:page-count="1" meta:paragraph-count="11" meta:word-count="46" meta:character-count="190" meta:non-whitespace-character-count="155"/>
  </office:meta>
</office:document-meta>
</file>